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201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34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Parameters.I3">
          <table:error-message table:message-type="stop" table:display="true"/>
        </table:content-validation>
        <table:content-validation table:name="val2" table:condition="of:cell-content-is-in-list(&quot;Common&quot;;&quot;0.5&quot;;&quot;1&quot;;&quot;2.5&quot;;&quot;5&quot;)" table:allow-empty-cell="true" table:display-list="unsorted" table:base-cell-address="Parameters.C2">
          <table:error-message table:message-type="stop" table:display="true"/>
        </table:content-validation>
        <table:content-validation table:name="val3" table:condition="of:cell-content-is-in-list(&quot;4&quot;;&quot;7&quot;)" table:allow-empty-cell="true" table:display-list="unsorted" table:base-cell-address="Parameters.D2">
          <table:error-message table:message-type="stop" table:display="true"/>
        </table:content-validation>
        <table:content-validation table:name="val4" table:condition="of:cell-content-is-decimal-number() and cell-content()=0" table:allow-empty-cell="true" table:base-cell-address="Parameters.I4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  <form:button form:name="Export PNG" form:control-implementation="ooo:com.sun.star.form.component.CommandButton" xml:id="control3" form:id="control3" form:label="Export PNG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molov_Module.Export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1.3677in" svg:height="0.3508in" svg:x="11.9472in" svg:y="0.7268in" draw:control="control1"/>
          <draw:control draw:z-index="1" draw:name="Control 1" draw:text-style-name="P1" svg:width="1.3677in" svg:height="0.3213in" svg:x="11.948in" svg:y="0.3949in" draw:control="control2"/>
          <draw:control draw:z-index="2" draw:name="Control 3" draw:text-style-name="P1" svg:width="1.3752in" svg:height="0.4067in" svg:x="11.9406in" svg:y="1.0799in" draw:control="control3"/>
        </table:shapes>
        <table:table-column table:style-name="co1" table:number-columns-repeated="8" table:default-cell-style-name="ce21"/>
        <table:table-column table:style-name="co2" table:number-columns-repeated="55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7"/>
        </table:table-row>
        <table:table-row table:style-name="ro2">
          <table:table-cell table:style-name="ce2"/>
          <table:table-cell table:style-name="ce16" table:content-validation-name="val1" office:value-type="float" office:value="150" calcext:value-type="float">
            <text:p>150</text:p>
          </table:table-cell>
          <table:table-cell table:style-name="ce6" table:content-validation-name="val2" office:value-type="string" calcext:value-type="string">
            <text:p>Common</text:p>
          </table:table-cell>
          <table:table-cell table:style-name="ce13" table:content-validation-name="val3" office:value-type="float" office:value="4" calcext:value-type="float">
            <text:p>4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number-columns-repeated="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4]/100);[.$C$2]));&quot;&quot;)" office:value-type="string" office:string-value="4x9 105" calcext:value-type="string">
            <text:p>4x9 105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4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4]/100);[.$C$2]));&quot;&quot;)" office:value-type="string" office:string-value="5x7 112.5" calcext:value-type="string">
            <text:p>5x7 112.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4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4]/100);[.$C$2]));&quot;&quot;)" office:value-type="string" office:string-value="7x5 120" calcext:value-type="string">
            <text:p>7x5 120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4]/100);[.$C$2]));&quot;&quot;)" office:value-type="string" office:string-value="10x3 127.5" calcext:value-type="string">
            <text:p>10x3 127.5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4]/100);[.$C$2]));&quot;&quot;)">
            <text:p/>
          </table:table-cell>
          <table:table-cell table:style-name="ce30" table:content-validation-name="val4" office:value-type="float" office:value="0" calcext:value-type="float">
            <text:p>0</text:p>
          </table:table-cell>
          <table:table-cell table:number-columns-repeated="54"/>
        </table:table-row>
        <table:table-row table:style-name="ro2">
          <table:table-cell table:style-name="ce4" table:formula="of:=[.$A4]+1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5]/100);[.$C$2]));&quot;&quot;)" office:value-type="string" office:string-value="4x9 113" calcext:value-type="string">
            <text:p>4x9 113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5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5]/100);[.$C$2]));&quot;&quot;)" office:value-type="string" office:string-value="5x7 121" calcext:value-type="string">
            <text:p>5x7 121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5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5]/100);[.$C$2]));&quot;&quot;)" office:value-type="string" office:string-value="7x5 129" calcext:value-type="string">
            <text:p>7x5 129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5]/100);[.$C$2]));&quot;&quot;)" office:value-type="string" office:string-value="10x3 137" calcext:value-type="string">
            <text:p>10x3 137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5]/100);[.$C$2]));&quot;&quot;)">
            <text:p/>
          </table:table-cell>
          <table:table-cell table:style-name="ce16" table:content-validation-name="val1" office:value-type="float" office:value="7.5" calcext:value-type="float">
            <text:p>7.5</text:p>
          </table:table-cell>
          <table:table-cell table:number-columns-repeated="54"/>
        </table:table-row>
        <table:table-row table:style-name="ro2">
          <table:table-cell table:style-name="ce4" table:formula="of:=[.$A5]+1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6]/100);[.$C$2]));&quot;&quot;)" office:value-type="string" office:string-value="4x9 117" calcext:value-type="string">
            <text:p>4x9 117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6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6]/100);[.$C$2]));&quot;&quot;)" office:value-type="string" office:string-value="5x7 125" calcext:value-type="string">
            <text:p>5x7 12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6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6]/100);[.$C$2]));&quot;&quot;)" office:value-type="string" office:string-value="7x5 134" calcext:value-type="string">
            <text:p>7x5 134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6]/100);[.$C$2]));&quot;&quot;)" office:value-type="string" office:string-value="10x3 142" calcext:value-type="string">
            <text:p>10x3 142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6]/100);[.$C$2]));&quot;&quot;)">
            <text:p/>
          </table:table-cell>
          <table:table-cell table:style-name="ce16" table:content-validation-name="val1" office:value-type="float" office:value="3.75" calcext:value-type="float">
            <text:p>3.75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Deload</text:p>
          </table:table-cell>
          <table:table-cell table:style-name="ce9" table:formula="of:=IF([Parameters.B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C$1]&lt;&gt;&quot;&quot;;&quot;rest&quot;;&quot;&quot;)">
            <text:p/>
          </table:table-cell>
          <table:table-cell table:style-name="ce9" table:formula="of:=IF([Parameters.D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E$1]&lt;&gt;&quot;&quot;;&quot;rest&quot;;&quot;&quot;)">
            <text:p/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5"/>
        </table:table-row>
        <table:table-row table:style-name="ro5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5" table:number-rows-repeated="5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6" table:number-rows-repeated="1048560">
          <table:table-cell table:number-columns-repeated="63"/>
        </table:table-row>
        <table:table-row table:style-name="ro6">
          <table:table-cell table:number-columns-repeated="63"/>
        </table:table-row>
      </table:table>
      <table:table table:name="Parameters" table:style-name="ta2">
        <table:table-column table:style-name="co3" table:default-cell-style-name="ce21"/>
        <table:table-column table:style-name="co3" table:default-cell-style-name="ce33"/>
        <table:table-column table:style-name="co3" table:default-cell-style-name="ce34"/>
        <table:table-column table:style-name="co3" table:default-cell-style-name="ce33"/>
        <table:table-column table:style-name="co3" table:default-cell-style-name="ce34"/>
        <table:table-column table:style-name="co3" table:number-columns-repeated="2" table:default-cell-style-name="ce33"/>
        <table:table-column table:style-name="co3" table:default-cell-style-name="ce34"/>
        <table:table-row table:style-name="ro6">
          <table:table-cell office:value-type="string" calcext:value-type="string">
            <text:p>Percentage</text:p>
          </table:table-cell>
          <table:table-cell office:value-type="float" office:value="0.7" calcext:value-type="float">
            <text:p>0.7</text:p>
          </table:table-cell>
          <table:table-cell table:formula="of:=IF(['Agade''s Smolov'.$D$2]=7;0.75;&quot;&quot;)">
            <text:p/>
          </table:table-cell>
          <table:table-cell office:value-type="float" office:value="0.75" calcext:value-type="float">
            <text:p>0.75</text:p>
          </table:table-cell>
          <table:table-cell table:formula="of:=IF(['Agade''s Smolov'.$D$2]=7;0.8;&quot;&quot;)">
            <text:p/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formula="of:=IF(['Agade''s Smolov'.$D$2]=7;0.85;&quot;&quot;)">
            <text:p/>
          </table:table-cell>
        </table:table-row>
        <table:table-row table:style-name="ro6">
          <table:table-cell office:value-type="string" calcext:value-type="string">
            <text:p>Set &amp; Reps</text:p>
          </table:table-cell>
          <table:table-cell office:value-type="string" calcext:value-type="string">
            <text:p>4x9</text:p>
          </table:table-cell>
          <table:table-cell table:style-name="ce33" table:formula="of:=IF(['Agade''s Smolov'.$D$2]=7;&quot;2x7&quot;;&quot;&quot;)">
            <text:p/>
          </table:table-cell>
          <table:table-cell table:formula="of:=IF(['Agade''s Smolov'.$D$2]=7;&quot;3x7&quot;;&quot;5x7&quot;)" office:value-type="string" office:string-value="5x7" calcext:value-type="string">
            <text:p>5x7</text:p>
          </table:table-cell>
          <table:table-cell table:style-name="ce33" table:formula="of:=IF(['Agade''s Smolov'.$D$2]=7;&quot;3x5&quot;;&quot;&quot;)">
            <text:p/>
          </table:table-cell>
          <table:table-cell table:formula="of:=IF(['Agade''s Smolov'.$D$2]=7;&quot;4x5&quot;;&quot;7x5&quot;)" office:value-type="string" office:string-value="7x5" calcext:value-type="string">
            <text:p>7x5</text:p>
          </table:table-cell>
          <table:table-cell table:formula="of:=IF(['Agade''s Smolov'.$D$2]=7;&quot;5x3&quot;;&quot;10x3&quot;)" office:value-type="string" office:string-value="10x3" calcext:value-type="string">
            <text:p>10x3</text:p>
          </table:table-cell>
          <table:table-cell table:style-name="ce33" table:formula="of:=IF(['Agade''s Smolov'.$D$2]=7;&quot;5x3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-pages="1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5:22:33.5968460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4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1-08T15:36:03.313649890</dc:date>
    <meta:editing-cycles>308</meta:editing-cycles>
    <meta:editing-duration>PT19H53M4S</meta:editing-duration>
    <meta:generator>LibreOffice/7.2.5.2$Linux_X86_64 LibreOffice_project/20$Build-2</meta:generator>
    <meta:document-statistic meta:table-count="2" meta:cell-count="65" meta:object-count="3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spatcher.executeDispatch(document, ".uno:Cut", "", 0, Array())

rem ----------------------------------------------------------------------
dim args12(1) as new com.sun.star.beans.PropertyValue
args12(0).Name = "By"
args12(0).Value = 1
args12(1).Name = "Sel"
args12(1).Value = false

dispatcher.executeDispatch(document, ".uno:GoDown", "", 0, args12())

rem ----------------------------------------------------------------------
dispatcher.executeDispatch(document, ".uno:Paste", "", 0, Array())

rem ----------------------------------------------------------------------
dim args14(0) as new com.sun.star.beans.PropertyValue
args14(0).Name = "Sel"
args14(0).Value = false

dispatcher.executeDispatch(document, ".uno:GoToStart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DownToEndOfData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m args22(0) as new com.sun.star.beans.PropertyValue
args22(0).Name = "By"
args22(0).Value = 1

dispatcher.executeDispatch(document, ".uno:GoRightSel", "", 0, args22())

rem ----------------------------------------------------------------------
dim args23(0) as new com.sun.star.beans.PropertyValue
args23(0).Name = "By"
args23(0).Value = 1

dispatcher.executeDispatch(document, ".uno:GoRightSel", "", 0, args23())

rem ----------------------------------------------------------------------
dim args24(0) as new com.sun.star.beans.PropertyValue
args24(0).Name = "By"
args24(0).Value = 1

dispatcher.executeDispatch(document, ".uno:GoRightSel", "", 0, args24())

rem ----------------------------------------------------------------------
dispatcher.executeDispatch(document, ".uno:Copy", "", 0, Array())

rem ----------------------------------------------------------------------
dim args26(1) as new com.sun.star.beans.PropertyValue
args26(0).Name = "By"
args26(0).Value = 1
args26(1).Name = "Sel"
args26(1).Value = false

dispatcher.executeDispatch(document, ".uno:GoDown", "", 0, args26())

rem ----------------------------------------------------------------------
dispatcher.executeDispatch(document, ".uno:Paste", "", 0, Array())

rem ----------------------------------------------------------------------
rem dispatcher.executeDispatch(document, ".uno:TerminateInplaceActivation", "", 0, Array())

rem ----------------------------------------------------------------------
rem dispatcher.executeDispatch(document, ".uno:Cancel", "", 0, Array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spatcher.executeDispatch(document, ".uno:Cut", "", 0, Array())

rem ----------------------------------------------------------------------
dim args14(0) as new com.sun.star.beans.PropertyValue
args14(0).Name = "Sel"
args14(0).Value = false

dispatcher.executeDispatch(document, ".uno:GoToStart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DownToEndOfData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ToEndOfData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m args22(0) as new com.sun.star.beans.PropertyValue
args22(0).Name = "By"
args22(0).Value = 1

dispatcher.executeDispatch(document, ".uno:GoRightSel", "", 0, args22())

rem ----------------------------------------------------------------------
dim args23(0) as new com.sun.star.beans.PropertyValue
args23(0).Name = "By"
args23(0).Value = 1

dispatcher.executeDispatch(document, ".uno:GoRightSel", "", 0, args23())

rem ----------------------------------------------------------------------
dim args24(0) as new com.sun.star.beans.PropertyValue
args24(0).Name = "By"
args24(0).Value = 1

dispatcher.executeDispatch(document, ".uno:GoRightSel", "", 0, args24())

rem ----------------------------------------------------------------------
dispatcher.executeDispatch(document, ".uno:Cut", "", 0, Array())

rem ----------------------------------------------------------------------
dim args26(1) as new com.sun.star.beans.PropertyValue
args26(0).Name = "By"
args26(0).Value = 1
args26(1).Name = "Sel"
args26(1).Value = false

dispatcher.executeDispatch(document, ".uno:GoUp", "", 0, args26())

rem ----------------------------------------------------------------------
dispatcher.executeDispatch(document, ".uno:Paste", "", 0, Array())

rem ----------------------------------------------------------------------
rem dispatcher.executeDispatch(document, ".uno:TerminateInplaceActivation", "", 0, Array())

rem ----------------------------------------------------------------------
rem dispatcher.executeDispatch(document, ".uno:Cancel", "", 0, Array())


end sub



sub Expor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0) as new com.sun.star.beans.PropertyValue
args2(0).Name = "By"
args2(0).Value = 1

dispatcher.executeDispatch(document, ".uno:GoDownToEndOfDataSel", "", 0, args2())

rem ----------------------------------------------------------------------
dim args3(0) as new com.sun.star.beans.PropertyValue
args3(0).Name = "By"
args3(0).Value = 1

dispatcher.executeDispatch(document, ".uno:GoDownToEndOfDataSel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3) as new com.sun.star.beans.PropertyValue
args12(0).Name = "URL"
args12(0).Value = "file:///home/agade/Documents/Sports/Agade-s-Smolov/Agade_Smolov.png"
args12(1).Name = "FilterName"
args12(1).Value = "calc_png_Export"
args12(2).Name = "FilterData"
args12(2).Value = Array(Array("Compression",0,9,com.sun.star.beans.PropertyState.DIRECT_VALUE),Array("Interlaced",0,1,com.sun.star.beans.PropertyState.DIRECT_VALUE),Array("Translucent",0,1,com.sun.star.beans.PropertyState.DIRECT_VALUE),Array("PixelWidth",0,1146,com.sun.star.beans.PropertyState.DIRECT_VALUE),Array("PixelHeight",0,159,com.sun.star.beans.PropertyState.DIRECT_VALUE),Array("LogicalWidth",0,30317,com.sun.star.beans.PropertyState.DIRECT_VALUE),Array("LogicalHeight",0,4206,com.sun.star.beans.PropertyState.DIRECT_VALUE))
args12(3).Name = "SelectionOnly"
args12(3).Value = true

dispatcher.executeDispatch(document, ".uno:ExportTo", "", 0, args1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